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8" style:family="paragraph" style:parent-style-name="Standard">
      <style:paragraph-properties fo:text-align="start" style:justify-single-word="false"/>
      <style:text-properties officeooo:paragraph-rsid="004ca859"/>
    </style:style>
    <style:style style:name="P9" style:family="paragraph" style:parent-style-name="Standard">
      <style:paragraph-properties fo:text-align="end" style:justify-single-word="false"/>
      <style:text-properties officeooo:paragraph-rsid="004ca859"/>
    </style:style>
    <style:style style:name="P10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1" style:family="paragraph" style:parent-style-name="Contents_20_Heading" style:master-page-name="Standard">
      <style:paragraph-properties style:page-number="1" fo:break-before="page"/>
    </style:style>
    <style:style style:name="P12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7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paragraph-rsid="002688cc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officeooo:paragraph-rsid="0057208c"/>
    </style:style>
    <style:style style:name="P20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21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23ad53" officeooo:paragraph-rsid="0057208c" style:font-name-asian="Georgia1" style:font-name-complex="Georgia1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6ac461" officeooo:paragraph-rsid="007a382a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7a382a"/>
    </style:style>
    <style:style style:name="P2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26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2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29" style:family="paragraph" style:parent-style-name="Standard" style:list-style-name="L4">
      <style:paragraph-properties fo:text-align="justify" style:justify-single-word="false"/>
      <style:text-properties officeooo:paragraph-rsid="00584111"/>
    </style:style>
    <style:style style:name="P30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31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4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5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7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8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9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0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454c2" style:font-name-asian="Georgia1" style:font-name-complex="Georgia1"/>
    </style:style>
    <style:style style:name="T3" style:family="text">
      <style:text-properties style:font-name="Georgia" officeooo:rsid="0074aa0b" style:font-name-asian="Georgia1" style:font-name-complex="Georgia1"/>
    </style:style>
    <style:style style:name="T4" style:family="text">
      <style:text-properties officeooo:rsid="007ab229"/>
    </style:style>
    <style:style style:name="T5" style:family="text">
      <style:text-properties officeooo:rsid="0070947e"/>
    </style:style>
    <style:style style:name="T6" style:family="text">
      <style:text-properties officeooo:rsid="006bc2da"/>
    </style:style>
    <style:style style:name="T7" style:family="text">
      <style:text-properties officeooo:rsid="007d256f"/>
    </style:style>
    <style:style style:name="T8" style:family="text">
      <style:text-properties style:font-name="Georgia" officeooo:rsid="0023ad53" style:font-name-asian="Georgia1" style:font-name-complex="Georgia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pte-rendu de<text:line-break/>réunion - Point d’étape : recherches documentaires</text:p>
      <text:p text:style-name="Standard"/>
      <text:p text:style-name="P2"><draw:frame draw:style-name="fr1" draw:name="image6.png" text:anchor-type="as-char" svg:y="-1.099cm" svg:width="10.601cm" svg:height="1.506cm" draw:z-index="14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1">Créateur : </text:span><text:span text:style-name="T2">Axel MOURILLON</text:span><text:span text:style-name="T1"> – </text:span><text:span text:style-name="T2">Chef de projet</text:span></text:p>
      <text:p text:style-name="P5">📅 <text:span text:style-name="T1">Date de Création : </text:span><text:span text:style-name="T3">21</text:span><text:span text:style-name="T1">/</text:span><text:span text:style-name="T3">12</text:span><text:span text:style-name="T1">/</text:span><text:span text:style-name="T2">202</text:span><text:span text:style-name="T3">4</text:span></text:p>
      <text:p text:style-name="P4"/>
      <text:p text:style-name="P6">Membres présents :</text:p>
      <text:section text:style-name="Sect1" text:name="Section1">
        <text:list text:style-name="L1">
          <text:list-item>
            <text:p text:style-name="P7">Loïs ALLAIRE<text:tab/><text:tab/>OUI</text:p>
          </text:list-item>
          <text:list-item>
            <text:p text:style-name="P7">Hugo CLAMOND<text:tab/>OUI</text:p>
          </text:list-item>
          <text:list-item>
            <text:p text:style-name="P7">Axel MOURILLON<text:tab/>OUI</text:p>
          </text:list-item>
          <text:list-item>
            <text:p text:style-name="P7">Arthur YANG<text:tab/><text:tab/>OUI</text:p>
          </text:list-item>
        </text:list>
      </text:section>
      <text:p text:style-name="P5"/>
      <text:section text:style-name="Sect1" text:name="Section2">
        <text:p text:style-name="P8"><draw:frame draw:style-name="fr2" draw:name="Image2" text:anchor-type="as-char" svg:y="-0.728cm" svg:width="5.89cm" svg:height="1.669cm" draw:z-index="15"><draw:image xlink:href="Pictures/10000001000001F50000008E4017BDF6.png" xlink:type="simple" xlink:show="embed" xlink:actuate="onLoad" draw:mime-type="image/png"/></draw:frame></text:p>
        <text:p text:style-name="P9"><draw:frame draw:style-name="fr3" draw:name="Image3" text:anchor-type="as-char" svg:y="-0.466cm" svg:width="6.246cm" svg:height="1.725cm" draw:z-index="16"><draw:image xlink:href="Pictures/10000001000002030000007FE924B9FE.png" xlink:type="simple" xlink:show="embed" xlink:actuate="onLoad" draw:mime-type="image/png"/></draw:frame></text:p>
      </text:section>
      <text:p text:style-name="P10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1">Table des matières</text:p>
          </text:index-title>
          <text:p text:style-name="P12"><text:a xlink:type="simple" xlink:href="#__RefHeading___Toc395_377169772" text:style-name="Index_20_Link" text:visited-style-name="Index_20_Link">I. Synthèse de documentation : infrastructures et outils techniques adaptés<text:tab/>2</text:a></text:p>
          <text:p text:style-name="P13"><text:a xlink:type="simple" xlink:href="#__RefHeading___Toc399_377169772" text:style-name="Index_20_Link" text:visited-style-name="Index_20_Link">A) Présentation de la synthèse<text:tab/>2</text:a></text:p>
          <text:p text:style-name="P13"><text:a xlink:type="simple" xlink:href="#__RefHeading___Toc399_377169772%20Copie%201" text:style-name="Index_20_Link" text:visited-style-name="Index_20_Link">B) Suggestions et remarques<text:tab/>3</text:a></text:p>
          <text:p text:style-name="P12"><text:a xlink:type="simple" xlink:href="#__RefHeading___Toc395_377169772%20Copie%201" text:style-name="Index_20_Link" text:visited-style-name="Index_20_Link">II. Template, charte graphique et affiche<text:tab/>4</text:a></text:p>
          <text:p text:style-name="P13"><text:a xlink:type="simple" xlink:href="#__RefHeading___Toc399_377169772%20Copie%204" text:style-name="Index_20_Link" text:visited-style-name="Index_20_Link">A) Template<text:tab/>4</text:a></text:p>
          <text:p text:style-name="P13"><text:a xlink:type="simple" xlink:href="#__RefHeading___Toc399_377169772%20Copie%201%20Copie%201" text:style-name="Index_20_Link" text:visited-style-name="Index_20_Link">B) Charte graphique<text:tab/>4</text:a></text:p>
          <text:p text:style-name="P13"><text:a xlink:type="simple" xlink:href="#__RefHeading___Toc399_377169772%20Copie%203%20Copie%201" text:style-name="Index_20_Link" text:visited-style-name="Index_20_Link">C) Affiche<text:tab/>4</text:a></text:p>
          <text:p text:style-name="P12"><text:a xlink:type="simple" xlink:href="#__RefHeading___Toc395_377169772%20Copie%202" text:style-name="Index_20_Link" text:visited-style-name="Index_20_Link">III. Point d’étape : avancés dans les recherches documentaires<text:tab/>5</text:a></text:p>
          <text:p text:style-name="P13"><text:a xlink:type="simple" xlink:href="#__RefHeading___Toc399_377169772%20Copie%204%20Copie%201" text:style-name="Index_20_Link" text:visited-style-name="Index_20_Link">A) Vue d’ensemble de l’avancement du projet<text:tab/>5</text:a></text:p>
          <text:p text:style-name="P13"><text:a xlink:type="simple" xlink:href="#__RefHeading___Toc399_377169772%20Copie%201%20Copie%201%20Copie%201" text:style-name="Index_20_Link" text:visited-style-name="Index_20_Link">B) Jusqu’au prochain point d’étape<text:tab/>5</text:a></text:p>
          <text:p text:style-name="P12"><text:a xlink:type="simple" xlink:href="#__RefHeading___Toc395_377169772%20Copie%202%20Copie%202" text:style-name="Index_20_Link" text:visited-style-name="Index_20_Link">Prochaine réunion<text:tab/>6</text:a></text:p>
          <text:p text:style-name="P13"><text:a xlink:type="simple" xlink:href="#__RefHeading___Toc399_377169772%20Copie%202%20Copie%202" text:style-name="Index_20_Link" text:visited-style-name="Index_20_Link">Date<text:tab/>6</text:a></text:p>
          <text:p text:style-name="P13"><text:a xlink:type="simple" xlink:href="#__RefHeading___Toc552_377169772%20Copie%201%20Copie%202" text:style-name="Index_20_Link" text:visited-style-name="Index_20_Link">Ordre du jour<text:tab/>6</text:a></text:p>
          <text:p text:style-name="P13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4"/>
      <text:p text:style-name="P4"/>
      <text:list xml:id="list58285990" text:style-name="L2">
        <text:list-item>
          <text:p text:style-name="P14"><text:bookmark-start text:name="__RefHeading___Toc395_377169772"/>Synthèse de documentation : <text:tab/>infrastructures et outils techniques <text:tab/>adaptés<text:bookmark-end text:name="__RefHeading___Toc395_377169772"/></text:p>
        </text:list-item>
      </text:list>
      <text:p text:style-name="P15"/>
      <text:list text:style-name="L3">
        <text:list-item>
          <text:p text:style-name="P16"><text:bookmark-start text:name="__RefHeading___Toc399_377169772"/>Présentation de la synthèse<text:bookmark-end text:name="__RefHeading___Toc399_377169772"/></text:p>
        </text:list-item>
      </text:list>
      <text:p text:style-name="P15"/>
      <text:p text:style-name="P15">Pas beaucoup d’avancés. Points majeurs définis, mais manque de finesses sur certains détails</text:p>
      <text:p text:style-name="P15"/>
      <text:p text:style-name="P15">Changements légers sur le schéma détaillés des sites</text:p>
      <text:p text:style-name="P15">Bastion : Guacamole</text:p>
      <text:p text:style-name="P17">Interface un peu austère mais OK pour nos besoins</text:p>
      <text:p text:style-name="P17">Presse-papier : manipulations particulières (zone de presse-papier partagée)</text:p>
      <text:p text:style-name="P17">Améliorable par plugins</text:p>
      <text:p text:style-name="P15">Gestion des incidents :</text:p>
      <text:p text:style-name="P17">Détection d’incidents : Grafana, tickets utilisateurs, serveur de logs</text:p>
      <text:p text:style-name="P17">Type d’incidents : performance, sécurité, matériel, réseau, applicatif</text:p>
      <text:p text:style-name="P17"><text:tab/>⇒ Classé par priorité : critique, haute, moyenne, basse</text:p>
      <text:p text:style-name="P17"><text:tab/>S’appuyer sur : la confidentialité, l’intégrité et la disponibilité des données</text:p>
      <text:p text:style-name="P17">Outils : Grafana, Taiga, et une solution de gestion des logs (à définir)</text:p>
      <text:p text:style-name="P15">Redondance et réplication :</text:p>
      <text:p text:style-name="P17">Utilisation intégré à ProxMox (PVE) et utilisation d’un pool de stockage ZFS</text:p>
      <text:p text:style-name="P17">Réplication de tous les hôtes virtuelles hors firewall et Grafana potentiellement</text:p>
      <text:p text:style-name="P15">Sauvegarde et restauration :</text:p>
      <text:p text:style-name="P17">Changement : on n’utilise plus Veeam mais le ProxMox Backup Server (PBS)</text:p>
      <text:p text:style-name="P17">Une VM PBS sur chaque site</text:p>
      <text:p text:style-name="P15">Monitoring :</text:p>
      <text:p text:style-name="P17">Grafana : Ulysse JOSSELIN peut avoir des infos</text:p>
      <text:p text:style-name="P17">Une VM Grafana par site</text:p>
      <text:p text:style-name="P17">Surveille l’ensemble des VM et le firewall de son site et </text:p>
      <text:p text:style-name="P15">Gestion des alertes :</text:p>
      <text:p text:style-name="P17">Alertes : envoyés par mail à Google Work Space</text:p>
      <text:p text:style-name="P15">Google Work Space :</text:p>
      <text:p text:style-name="P17">Nom de domaine</text:p>
      <text:p text:style-name="P17">Espace cloud</text:p>
      <text:p text:style-name="P17">Gestion des mails</text:p>
      <text:p text:style-name="P15">Site Web :</text:p>
      <text:p text:style-name="P17">Pages web statiques surtout, potentiellement des pages web dynamiques</text:p>
      <text:p text:style-name="P17">Technologies envisagées – CMS : PrestaShop et WordPress (avec plugin WooCommerce)</text:p>
      <text:p text:style-name="P15">Base de données :</text:p>
      <text:p text:style-name="P17">Un serveur production et un serveur de pré-production</text:p>
      <text:p text:style-name="P17">Contient les différentes productions</text:p>
      <text:p text:style-name="P18"/>
      <text:p text:style-name="P18"/>
      <text:list xml:id="list142809094036815" text:continue-numbering="true" text:style-name="L3">
        <text:list-item>
          <text:p text:style-name="P16"><text:bookmark-start text:name="__RefHeading___Toc399_377169772 Copie 1"/><text:soft-page-break/>Suggestions et remarques<text:bookmark-end text:name="__RefHeading___Toc399_377169772 Copie 1"/></text:p>
        </text:list-item>
      </text:list>
      <text:p text:style-name="P18"/>
      <text:p text:style-name="P15">Avancer sur les IP publiques</text:p>
      <text:p text:style-name="P15">Gestion des incidents : à voir avec le chef de projet pour l’organisation</text:p>
      <text:p text:style-name="P15">Voir le pool ZFS dès le début de</text:p>
      <text:p text:style-name="P15">Détails de réplication à tester</text:p>
      <text:p text:style-name="P15">CMS : plus de tests nécessaire </text:p>
      <text:p text:style-name="P15">⇒ Besoin d’une personne supplémentaire en aide</text:p>
      <text:p text:style-name="P15"/>
      <text:p text:style-name="P15">Créer une charte technique/informatique (nouvelle tâche)</text:p>
      <text:p text:style-name="P19"/>
      <text:p text:style-name="P19"/>
      <text:list xml:id="list142809376163027" text:continue-list="list58285990" text:style-name="L2">
        <text:list-item>
          <text:p text:style-name="P20"><text:bookmark-start text:name="__RefHeading___Toc395_377169772 Copie 1"/>Template, charte graphique et <text:tab/>affiche<text:bookmark-end text:name="__RefHeading___Toc395_377169772 Copie 1"/></text:p>
        </text:list-item>
      </text:list>
      <text:p text:style-name="P21"/>
      <text:list text:continue-list="list142809094036815" text:style-name="L3">
        <text:list-item text:start-value="1">
          <text:p text:style-name="P16"><text:bookmark-start text:name="__RefHeading___Toc399_377169772 Copie 4"/>Template<text:bookmark-end text:name="__RefHeading___Toc399_377169772 Copie 4"/></text:p>
        </text:list-item>
      </text:list>
      <text:p text:style-name="P18"/>
      <text:p text:style-name="P22">Toutes les informations ici sont présente sur la charte graphique</text:p>
      <text:p text:style-name="P22">Versionnage des documents : par changements majeurs ou mineurs</text:p>
      <text:p text:style-name="P22">Document texte pour l’usage des templates</text:p>
      <text:p text:style-name="P18"/>
      <text:p text:style-name="P18"/>
      <text:list text:continue-numbering="true" text:style-name="L3">
        <text:list-item>
          <text:p text:style-name="P16"><text:bookmark-start text:name="__RefHeading___Toc399_377169772 Copie 1 Copie 1"/>Charte graphique<text:bookmark-end text:name="__RefHeading___Toc399_377169772 Copie 1 Copie 1"/></text:p>
        </text:list-item>
      </text:list>
      <text:p text:style-name="P18"/>
      <text:p text:style-name="P22"><text:span text:style-name="T4">In</text:span>complète ⇒ devrait être fini le 23/12/2024</text:p>
      <text:p text:style-name="P22"/>
      <text:p text:style-name="P22">Explications détaillées – informations retrouvable dans la charte directement</text:p>
      <text:p text:style-name="P22">Dossier dédiés aux images (logos etc)</text:p>
      <text:p text:style-name="P23">Sépar<text:span text:style-name="T5">ation de</text:span> la charte graphique <text:span text:style-name="T6">en deux : </text:span><text:span text:style-name="T5">charte interne et charte du site</text:span></text:p>
      <text:p text:style-name="P24"/>
      <text:p text:style-name="P18"/>
      <text:list xml:id="list142808789286514" text:continue-numbering="true" text:style-name="L3">
        <text:list-item>
          <text:p text:style-name="P16"><text:bookmark-start text:name="__RefHeading___Toc399_377169772 Copie 3 Copie 1"/>Affiche<text:bookmark-end text:name="__RefHeading___Toc399_377169772 Copie 3 Copie 1"/></text:p>
        </text:list-item>
      </text:list>
      <text:p text:style-name="P18"/>
      <text:p text:style-name="P15">Carte de présentations avancés</text:p>
      <text:p text:style-name="P15">Création d’une bannière (version 1)</text:p>
      <text:p text:style-name="P15"/>
      <text:list text:continue-list="list142809376163027" text:style-name="L2">
        <text:list-item>
          <text:p text:style-name="P25"><text:bookmark-start text:name="__RefHeading___Toc395_377169772 Copie 2"/>Point d’étape : avancés dans les <text:tab/>recherches documentaires<text:bookmark-end text:name="__RefHeading___Toc395_377169772 Copie 2"/></text:p>
        </text:list-item>
      </text:list>
      <text:p text:style-name="P26"/>
      <text:list xml:id="list142809811307023" text:continue-list="list142808789286514" text:style-name="L3">
        <text:list-item text:start-value="1">
          <text:p text:style-name="P27"><text:bookmark-start text:name="__RefHeading___Toc399_377169772 Copie 4 Copie 1"/>Vue d’ensemble de l’avancement du projet<text:bookmark-end text:name="__RefHeading___Toc399_377169772 Copie 4 Copie 1"/></text:p>
        </text:list-item>
      </text:list>
      <text:p text:style-name="P26"/>
      <text:p text:style-name="P26">⇒ Globale accélération</text:p>
      <text:p text:style-name="P26">- Jalon 3 : Affiche</text:p>
      <text:p text:style-name="P26">- Respect des délais dans nos recherches :</text:p>
      <text:list text:style-name="L4">
        <text:list-item>
          <text:p text:style-name="P28">Retard sur la rédaction de la synthèse de documentation sur les infrastructures et outils </text:p>
          <text:p text:style-name="P28">⇒ Besoin d’une personne supplémentaire en aide </text:p>
          <text:p text:style-name="P28">⇒ 1 semaine de délai supplémentaire accordée</text:p>
        </text:list-item>
        <text:list-item>
          <text:p text:style-name="P28">Retard mineur sur la rédaction de la charte graphique</text:p>
        </text:list-item>
        <text:list-item>
          <text:p text:style-name="P29"><text:span text:style-name="T1">OK pour le reste</text:span></text:p>
        </text:list-item>
      </text:list>
      <text:p text:style-name="P26">- Gestion interne : reformatage des documents et revue de l’arborescence</text:p>
      <text:p text:style-name="P26">- Réseaux sociaux</text:p>
      <text:p text:style-name="P26"/>
      <text:p text:style-name="P26">Nouvelles tâches :</text:p>
      <text:list text:continue-numbering="true" text:style-name="L4">
        <text:list-item>
          <text:p text:style-name="P28">Créer une charte informatique</text:p>
        </text:list-item>
        <text:list-item>
          <text:p text:style-name="P28">Créer une charte graphique du site</text:p>
        </text:list-item>
      </text:list>
      <text:p text:style-name="P26"/>
      <text:p text:style-name="P26"/>
      <text:list text:continue-list="list142809811307023" text:style-name="L3">
        <text:list-item>
          <text:p text:style-name="P27"><text:bookmark-start text:name="__RefHeading___Toc399_377169772 Copie 1 Copie 1 Copie 1"/>Jusqu’au prochain point d’étape<text:bookmark-end text:name="__RefHeading___Toc399_377169772 Copie 1 Copie 1 Copie 1"/></text:p>
        </text:list-item>
      </text:list>
      <text:p text:style-name="P26"/>
      <text:p text:style-name="P26">Documentation : </text:p>
      <text:p text:style-name="P26">- Définir les méthodes de vente des produits</text:p>
      <text:p text:style-name="P26">- Définir les méthodes de vente des services</text:p>
      <text:p text:style-name="P26"><text:tab/>⇒ Définir les aspects légaux et administratifs (RGPD, etc)</text:p>
      <text:p text:style-name="P26">- Définir les points de sécurité critique</text:p>
      <text:p text:style-name="P26">- Définir les méthodes de gestion des moyens de paiement</text:p>
      <text:p text:style-name="P26">- Reformatage des documents et revue de l’arborescence</text:p>
      <text:p text:style-name="P26"/>
      <text:p text:style-name="P26">Réseaux sociaux</text:p>
      <text:p text:style-name="P26">- Préparer des publications simples à l'avance (2 à 4 – plus si inspiration)</text:p>
      <text:p text:style-name="P26"><text:tab/>⇒ Ouvrir des comptes privés (X, Instagram, etc) et poster les publications prêtes</text:p>
      <text:p text:style-name="P26"/>
      <text:p text:style-name="P26"/>
      <text:p text:style-name="P30"><text:bookmark-start text:name="__RefHeading___Toc395_377169772 Copie 2 Copie 2"/>Prochaine réunion<text:bookmark-end text:name="__RefHeading___Toc395_377169772 Copie 2 Copie 2"/></text:p>
      <text:p text:style-name="P31"/>
      <text:p text:style-name="P32"><text:bookmark-start text:name="__RefHeading___Toc399_377169772 Copie 2 Copie 2"/>Date<text:bookmark-end text:name="__RefHeading___Toc399_377169772 Copie 2 Copie 2"/></text:p>
      <text:p text:style-name="P31"/>
      <text:p text:style-name="P33">Samedi 28 décembre 2024, de 14h30 à 15h <text:span text:style-name="T7">(ANNULÉ – Trop de membres absents)</text:span></text:p>
      <text:p text:style-name="P31"/>
      <text:p text:style-name="P31"/>
      <text:p text:style-name="P32"><text:bookmark-start text:name="__RefHeading___Toc552_377169772 Copie 1 Copie 2"/>Ordre du jour<text:bookmark-end text:name="__RefHeading___Toc552_377169772 Copie 1 Copie 2"/></text:p>
      <text:p text:style-name="P31"/>
      <text:p text:style-name="P34">Point d’avancement globale</text:p>
      <text:p text:style-name="P31"/>
      <text:p text:style-name="P31"/>
      <text:p text:style-name="P32"><text:bookmark-start text:name="__RefHeading___Toc552_377169772 Copie 1 Copie 2 Copie 1"/>Devoirs<text:bookmark-end text:name="__RefHeading___Toc552_377169772 Copie 1 Copie 2 Copie 1"/></text:p>
      <text:p text:style-name="P31"/>
      <text:p text:style-name="P34">Tout le monde :</text:p>
      <text:list text:style-name="L5">
        <text:list-item>
          <text:p text:style-name="P35">Préparer des questions, remarques ou autres sur les devoirs, si le besoin s’en fait sentir</text:p>
        </text:list-item>
      </text:list>
      <text:p text:style-name="P36">Loïs :<text:span text:style-name="T8"/></text:p>
      <text:list text:style-name="L6">
        <text:list-item>
          <text:p text:style-name="P37">Continuer à préparer l’affiche</text:p>
        </text:list-item>
        <text:list-item>
          <text:p text:style-name="P37">Rédiger la synthèse de documentation sur les méthodes de vente des produits et des services</text:p>
        </text:list-item>
      </text:list>
      <text:p text:style-name="P34">Arthur :</text:p>
      <text:list text:style-name="L7">
        <text:list-item>
          <text:p text:style-name="P38">Rédiger la synthèse de documentation sur les méthodes de vente des produits et des services</text:p>
        </text:list-item>
        <text:list-item>
          <text:p text:style-name="P38">Continuer à préparer les publications pour nos réseaux sociaux</text:p>
        </text:list-item>
      </text:list>
      <text:p text:style-name="P34">Hugo :</text:p>
      <text:list text:style-name="L8">
        <text:list-item>
          <text:p text:style-name="P39">Finir la rédaction de la synthèse de documentation sur les infrastructures et outils techniques adaptés au projet</text:p>
        </text:list-item>
      </text:list>
      <text:p text:style-name="P34">Axel :</text:p>
      <text:list text:style-name="L9">
        <text:list-item>
          <text:p text:style-name="P40">Commencer le reformatage des documents et la réorganisation de l’arborescence du projet</text:p>
        </text:list-item>
        <text:list-item>
          <text:p text:style-name="P40">Aide à la rédaction de la synthèse de documentation sur les infrastructures et outils</text:p>
        </text:list-item>
      </text:list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e4204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1D50AB68.png" xlink:type="simple" xlink:show="embed" xlink:actuate="onLoad" draw:mime-type="image/png"/></draw:frame></text:p>
          <text:p text:style-name="MP2">Point d’étape : recherches documentaires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8"><draw:image xlink:href="Pictures/100000000000044E000000AD32145E9E.png" xlink:type="simple" xlink:show="embed" xlink:actuate="onLoad" draw:mime-type="image/png"/></draw:frame><text:page-number text:select-page="current">6</text:page-number><text:s/>/ <text:span text:style-name="MT3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4:28:08.033000000</dc:date>
    <meta:editing-duration>PT2H13M9S</meta:editing-duration>
    <meta:editing-cycles>83</meta:editing-cycles>
    <meta:print-date>2025-01-02T09:51:38.559000000</meta:print-date>
    <meta:printed-by>Fichiers PDF</meta:printed-by>
    <meta:document-statistic meta:table-count="0" meta:image-count="7" meta:object-count="0" meta:page-count="8" meta:paragraph-count="131" meta:word-count="853" meta:character-count="5200" meta:non-whitespace-character-count="4484"/>
  </office:meta>
</office:document-meta>
</file>